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1.9cm" svg:x="16.6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4.011cm" svg:height="0.962cm" svg:x="17.045cm" svg:y="5.738cm">
            <draw:text-box>
              <text:p>jABC-Modell</text:p>
            </draw:text-box>
          </draw:frame>
        </draw:g>
        <draw:g>
          <draw:custom-shape draw:style-name="gr3" draw:text-style-name="P1" draw:layer="layout" svg:width="4.4cm" svg:height="3.6cm" svg:x="1.8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3cm">
            <text:p text:style-name="P2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4.2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838cm" svg:height="0.806cm" svg:x="2.081cm" svg:y="1.994cm">
            <draw:text-box>
              <text:p text:style-name="P3">Sap-Connector</text:p>
            </draw:text-box>
          </draw:frame>
        </draw:g>
        <draw:g>
          <draw:custom-shape draw:style-name="gr6" draw:text-style-name="P1" draw:layer="layout" svg:width="4.4cm" svg:height="4cm" svg:x="1.8cm" svg:y="5.8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2" draw:layer="layout" svg:width="4cm" svg:height="1cm" svg:x="2cm" svg:y="7.4cm">
            <text:p text:style-name="P2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8.6cm">
            <text:p text:style-name="P2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392cm" svg:height="1.361cm" svg:x="1.804cm" svg:y="5.939cm">
            <draw:text-box>
              <text:p text:style-name="P2">Google-Contacts-<text:line-break/>Connector</text:p>
            </draw:text-box>
          </draw:frame>
        </draw:g>
        <draw:g>
          <draw:custom-shape draw:style-name="gr7" draw:text-style-name="P1" draw:layer="layout" svg:width="4.4cm" svg:height="9cm" svg:x="8.9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9.1cm" svg:y="3cm">
            <text:p text:style-name="P2"><text:span text:style-name="T1">Sap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4.2cm">
            <text:p text:style-name="P2"><text:span text:style-name="T1">Sap-add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552cm" svg:height="0.806cm" svg:x="10.324cm" svg:y="1.994cm">
            <draw:text-box>
              <text:p text:style-name="P3">SIBs</text:p>
            </draw:text-box>
          </draw:frame>
          <draw:custom-shape draw:style-name="gr4" draw:text-style-name="P2" draw:layer="layout" svg:width="4cm" svg:height="1cm" svg:x="9.1cm" svg:y="5.7cm">
            <text:p text:style-name="P2"><text:span text:style-name="T1">GC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6.9cm">
            <text:p text:style-name="P2"><text:span text:style-name="T1">GC-ad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8.4cm">
            <text:p text:style-name="P2"><text:span text:style-name="T1">Kontakt-List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9.6cm">
            <text:p text:style-name="P2"><text:span text:style-name="T1">Kontakt-Detail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9.1cm" svg:y1="5.5cm" svg:x2="13.1cm" svg:y2="5.5cm">
            <text:p/>
          </draw:line>
          <draw:line draw:style-name="gr8" draw:text-style-name="P1" draw:layer="layout" svg:x1="9.1cm" svg:y1="8.1cm" svg:x2="13.1cm" svg:y2="8.1cm">
            <text:p/>
          </draw:line>
        </draw:g>
        <draw:line draw:style-name="gr9" draw:text-style-name="P1" draw:layer="layout" svg:x1="5.5cm" svg:y1="3.5cm" svg:x2="8.7cm" svg:y2="3.5cm">
          <text:p/>
        </draw:line>
        <draw:line draw:style-name="gr9" draw:text-style-name="P1" draw:layer="layout" svg:x1="5.5cm" svg:y1="4.7cm" svg:x2="8.7cm" svg:y2="4.7cm">
          <text:p/>
        </draw:line>
        <draw:line draw:style-name="gr9" draw:text-style-name="P1" draw:layer="layout" svg:x1="5.5cm" svg:y1="7.9cm" svg:x2="8.7cm" svg:y2="6.4cm">
          <text:p/>
        </draw:line>
        <draw:line draw:style-name="gr9" draw:text-style-name="P1" draw:layer="layout" svg:x1="5.5cm" svg:y1="9.3cm" svg:x2="8.7cm" svg:y2="7.6cm">
          <text:p/>
        </draw:line>
        <draw:custom-shape draw:style-name="gr7" draw:text-style-name="P1" draw:layer="layout" svg:width="2.4cm" svg:height="3.4cm" svg:x="13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09:28:20</meta:creation-date>
    <dc:date>2012-12-12T09:46:39</dc:date>
    <meta:editing-duration>PT14M17S</meta:editing-duration>
    <meta:editing-cycles>4</meta:editing-cycles>
    <meta:generator>LibreOffice/3.6$Linux_x86 LibreOffice_project/360m1$Build-3</meta:generator>
    <meta:document-statistic meta:object-count="29"/>
  </office:meta>
</office:document-meta>
</file>